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68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6">00/00/0000</text:date>, <text:time style:data-style-name="N2" text:time-value="21:04:27.2452332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7-16T21:49:56.657814120</dc:date>
    <dc:creator>Jesus Castagnetto</dc:creator>
    <meta:editing-duration>P6DT20H15M17S</meta:editing-duration>
    <meta:editing-cycles>605</meta:editing-cycles>
    <meta:generator>LibreOffice/7.1.4.2$Linux_X86_64 LibreOffice_project/10$Build-2</meta:generator>
    <meta:document-statistic meta:table-count="1" meta:cell-count="5988" meta:object-count="0"/>
  </office:meta>
</office:document-meta>
</file>